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2:Sheet1.A12 Sheet1.E2:Sheet1.E2 Sheet1.F2:Sheet1.F12 Sheet1.A14:Sheet1.A24 Sheet1.B14:Sheet1.B14 Sheet1.F14:Sheet1.F24 Sheet1.A25:Sheet1.A35 Sheet1.B25:Sheet1.B25 Sheet1.F25:Sheet1.F35 Sheet1.A36:Sheet1.A46 Sheet1.B36:Sheet1.B36 Sheet1.F3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/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4 squidlets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45.58" calcext:value-type="float">
            <text:p>45.58</text:p>
          </table:table-cell>
          <table:table-cell/>
          <table:table-cell table:formula="of:=[.D14]/1000" office:value-type="float" office:value="0.04558" calcext:value-type="float">
            <text:p>0.04558</text:p>
          </table:table-cell>
          <table:table-cell table:formula="of:=[.D2]/[.D14]" office:value-type="float" office:value="0.356735410267661" calcext:value-type="float">
            <text:p>0.3567354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77.99" calcext:value-type="float">
            <text:p>77.99</text:p>
          </table:table-cell>
          <table:table-cell/>
          <table:table-cell table:formula="of:=[.D15]/1000" office:value-type="float" office:value="0.07799" calcext:value-type="float">
            <text:p>0.07799</text:p>
          </table:table-cell>
          <table:table-cell table:formula="of:=[.D3]/[.D15]" office:value-type="float" office:value="0.408642133606873" calcext:value-type="float">
            <text:p>0.4086421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91" calcext:value-type="float">
            <text:p>157.91</text:p>
          </table:table-cell>
          <table:table-cell/>
          <table:table-cell table:formula="of:=[.D16]/1000" office:value-type="float" office:value="0.15791" calcext:value-type="float">
            <text:p>0.15791</text:p>
          </table:table-cell>
          <table:table-cell table:formula="of:=[.D4]/[.D16]" office:value-type="float" office:value="0.38167310493319" calcext:value-type="float">
            <text:p>0.381673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1.32" calcext:value-type="float">
            <text:p>531.32</text:p>
          </table:table-cell>
          <table:table-cell/>
          <table:table-cell table:formula="of:=[.D17]/1000" office:value-type="float" office:value="0.53132" calcext:value-type="float">
            <text:p>0.53132</text:p>
          </table:table-cell>
          <table:table-cell table:formula="of:=[.D5]/[.D17]" office:value-type="float" office:value="0.202156892268313" calcext:value-type="float">
            <text:p>0.20215689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6.06" calcext:value-type="float">
            <text:p>576.06</text:p>
          </table:table-cell>
          <table:table-cell/>
          <table:table-cell table:formula="of:=[.D18]/1000" office:value-type="float" office:value="0.57606" calcext:value-type="float">
            <text:p>0.57606</text:p>
          </table:table-cell>
          <table:table-cell table:formula="of:=[.D6]/[.D18]" office:value-type="float" office:value="0.328281776203868" calcext:value-type="float">
            <text:p>0.3282817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4.54" calcext:value-type="float">
            <text:p>1224.54</text:p>
          </table:table-cell>
          <table:table-cell/>
          <table:table-cell table:formula="of:=[.D19]/1000" office:value-type="float" office:value="1.22454" calcext:value-type="float">
            <text:p>1.22454</text:p>
          </table:table-cell>
          <table:table-cell table:formula="of:=[.D7]/[.D19]" office:value-type="float" office:value="0.343247260195665" calcext:value-type="float">
            <text:p>0.3432472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63.33" calcext:value-type="float">
            <text:p>2963.33</text:p>
          </table:table-cell>
          <table:table-cell/>
          <table:table-cell table:formula="of:=[.D20]/1000" office:value-type="float" office:value="2.96333" calcext:value-type="float">
            <text:p>2.96333</text:p>
          </table:table-cell>
          <table:table-cell table:formula="of:=[.D8]/[.D20]" office:value-type="float" office:value="0.267277016059636" calcext:value-type="float">
            <text:p>0.2672770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90.25" calcext:value-type="float">
            <text:p>4790.25</text:p>
          </table:table-cell>
          <table:table-cell/>
          <table:table-cell table:formula="of:=[.D21]/1000" office:value-type="float" office:value="4.79025" calcext:value-type="float">
            <text:p>4.79025</text:p>
          </table:table-cell>
          <table:table-cell table:formula="of:=[.D9]/[.D21]" office:value-type="float" office:value="0.327467251187308" calcext:value-type="float">
            <text:p>0.3274672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33.5" calcext:value-type="float">
            <text:p>9633.5</text:p>
          </table:table-cell>
          <table:table-cell/>
          <table:table-cell table:formula="of:=[.D22]/1000" office:value-type="float" office:value="9.6335" calcext:value-type="float">
            <text:p>9.6335</text:p>
          </table:table-cell>
          <table:table-cell table:formula="of:=[.D10]/[.D22]" office:value-type="float" office:value="0.334499403124513" calcext:value-type="float">
            <text:p>0.33449940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611.25" calcext:value-type="float">
            <text:p>19611.25</text:p>
          </table:table-cell>
          <table:table-cell/>
          <table:table-cell table:formula="of:=[.D23]/1000" office:value-type="float" office:value="19.61125" calcext:value-type="float">
            <text:p>19.61125</text:p>
          </table:table-cell>
          <table:table-cell table:formula="of:=[.D11]/[.D23]" office:value-type="float" office:value="0.322365988909427" calcext:value-type="float">
            <text:p>0.32236598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684.25" calcext:value-type="float">
            <text:p>39684.25</text:p>
          </table:table-cell>
          <table:table-cell/>
          <table:table-cell table:formula="of:=[.D24]/1000" office:value-type="float" office:value="39.68425" calcext:value-type="float">
            <text:p>39.68425</text:p>
          </table:table-cell>
          <table:table-cell table:formula="of:=[.D12]/[.D24]" office:value-type="float" office:value="0.321092876897006" calcext:value-type="float">
            <text:p>0.3210928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46.5" calcext:value-type="float">
            <text:p>46.5</text:p>
          </table:table-cell>
          <table:table-cell/>
          <table:table-cell table:formula="of:=[.D25]/1000" office:value-type="float" office:value="0.0465" calcext:value-type="float">
            <text:p>0.0465</text:p>
          </table:table-cell>
          <table:table-cell table:formula="of:=[.D2]/[.D25]" office:value-type="float" office:value="0.349677419354839" calcext:value-type="float">
            <text:p>0.3496774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.2" calcext:value-type="float">
            <text:p>81.2</text:p>
          </table:table-cell>
          <table:table-cell/>
          <table:table-cell table:formula="of:=[.D26]/1000" office:value-type="float" office:value="0.0812" calcext:value-type="float">
            <text:p>0.0812</text:p>
          </table:table-cell>
          <table:table-cell table:formula="of:=[.D3]/[.D26]" office:value-type="float" office:value="0.392487684729064" calcext:value-type="float">
            <text:p>0.3924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163.4" calcext:value-type="float">
            <text:p>163.4</text:p>
          </table:table-cell>
          <table:table-cell/>
          <table:table-cell table:formula="of:=[.D27]/1000" office:value-type="float" office:value="0.1634" calcext:value-type="float">
            <text:p>0.1634</text:p>
          </table:table-cell>
          <table:table-cell table:formula="of:=[.D4]/[.D27]" office:value-type="float" office:value="0.368849449204406" calcext:value-type="float">
            <text:p>0.3688494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31.67" calcext:value-type="float">
            <text:p>531.67</text:p>
          </table:table-cell>
          <table:table-cell/>
          <table:table-cell table:formula="of:=[.D28]/1000" office:value-type="float" office:value="0.53167" calcext:value-type="float">
            <text:p>0.53167</text:p>
          </table:table-cell>
          <table:table-cell table:formula="of:=[.D5]/[.D28]" office:value-type="float" office:value="0.202023811762936" calcext:value-type="float">
            <text:p>0.2020238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6.96" calcext:value-type="float">
            <text:p>576.96</text:p>
          </table:table-cell>
          <table:table-cell/>
          <table:table-cell table:formula="of:=[.D29]/1000" office:value-type="float" office:value="0.57696" calcext:value-type="float">
            <text:p>0.57696</text:p>
          </table:table-cell>
          <table:table-cell table:formula="of:=[.D6]/[.D29]" office:value-type="float" office:value="0.327769689406545" calcext:value-type="float">
            <text:p>0.3277696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323.95" calcext:value-type="float">
            <text:p>1323.95</text:p>
          </table:table-cell>
          <table:table-cell/>
          <table:table-cell table:formula="of:=[.D30]/1000" office:value-type="float" office:value="1.32395" calcext:value-type="float">
            <text:p>1.32395</text:p>
          </table:table-cell>
          <table:table-cell table:formula="of:=[.D7]/[.D30]" office:value-type="float" office:value="0.317474224857434" calcext:value-type="float">
            <text:p>0.31747422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81.67" calcext:value-type="float">
            <text:p>2981.67</text:p>
          </table:table-cell>
          <table:table-cell/>
          <table:table-cell table:formula="of:=[.D31]/1000" office:value-type="float" office:value="2.98167" calcext:value-type="float">
            <text:p>2.98167</text:p>
          </table:table-cell>
          <table:table-cell table:formula="of:=[.D8]/[.D31]" office:value-type="float" office:value="0.265633017738381" calcext:value-type="float">
            <text:p>0.2656330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879.75" calcext:value-type="float">
            <text:p>4879.75</text:p>
          </table:table-cell>
          <table:table-cell/>
          <table:table-cell table:formula="of:=[.D32]/1000" office:value-type="float" office:value="4.87975" calcext:value-type="float">
            <text:p>4.87975</text:p>
          </table:table-cell>
          <table:table-cell table:formula="of:=[.D9]/[.D32]" office:value-type="float" office:value="0.321461140427276" calcext:value-type="float">
            <text:p>0.32146114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919.75" calcext:value-type="float">
            <text:p>9919.75</text:p>
          </table:table-cell>
          <table:table-cell/>
          <table:table-cell table:formula="of:=[.D33]/1000" office:value-type="float" office:value="9.91975" calcext:value-type="float">
            <text:p>9.91975</text:p>
          </table:table-cell>
          <table:table-cell table:formula="of:=[.D10]/[.D33]" office:value-type="float" office:value="0.324846896343154" calcext:value-type="float">
            <text:p>0.32484689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9921" calcext:value-type="float">
            <text:p>19921</text:p>
          </table:table-cell>
          <table:table-cell/>
          <table:table-cell table:formula="of:=[.D34]/1000" office:value-type="float" office:value="19.921" calcext:value-type="float">
            <text:p>19.921</text:p>
          </table:table-cell>
          <table:table-cell table:formula="of:=[.D11]/[.D34]" office:value-type="float" office:value="0.317353546508709" calcext:value-type="float">
            <text:p>0.3173535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0096.25" calcext:value-type="float">
            <text:p>40096.25</text:p>
          </table:table-cell>
          <table:table-cell/>
          <table:table-cell table:formula="of:=[.D35]/1000" office:value-type="float" office:value="40.09625" calcext:value-type="float">
            <text:p>40.09625</text:p>
          </table:table-cell>
          <table:table-cell table:formula="of:=[.D12]/[.D35]" office:value-type="float" office:value="0.317793559248059" calcext:value-type="float">
            <text:p>0.3177935592</text:p>
          </table:table-cell>
        </table:table-row>
        <table:table-row table:style-name="ro1">
          <table:table-cell table:number-columns-repeated="5"/>
          <table:table-cell table:formula="of:=[.D36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7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8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9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0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1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6]/1000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2:Sheet2.A12 Sheet2.E2:Sheet2.E2 Sheet2.F2:Sheet2.F12 Sheet2.A14:Sheet2.A24 Sheet2.B14:Sheet2.B14 Sheet2.F14:Sheet2.F24 Sheet2.A25:Sheet2.A35 Sheet2.B25:Sheet2.B25 Sheet2.F25:Sheet2.F35 Sheet2.A36:Sheet2.A46 Sheet2.B36:Sheet2.B36 Sheet2.F36:Sheet2.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/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1 squidlet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0.46" calcext:value-type="float">
            <text:p>170.46</text:p>
          </table:table-cell>
          <table:table-cell/>
          <table:table-cell table:formula="of:=[.D14]/1000" office:value-type="float" office:value="0.17046" calcext:value-type="float">
            <text:p>0.17046</text:p>
          </table:table-cell>
          <table:table-cell table:formula="of:=[.D2]/[.D14]" office:value-type="float" office:value="0.0953889475536783" calcext:value-type="float">
            <text:p>0.0953889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9.96" calcext:value-type="float">
            <text:p>289.96</text:p>
          </table:table-cell>
          <table:table-cell/>
          <table:table-cell table:formula="of:=[.D15]/1000" office:value-type="float" office:value="0.28996" calcext:value-type="float">
            <text:p>0.28996</text:p>
          </table:table-cell>
          <table:table-cell table:formula="of:=[.D3]/[.D15]" office:value-type="float" office:value="0.10991171196027" calcext:value-type="float">
            <text:p>0.109911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/>
          <table:table-cell table:formula="of:=[.D16]/1000" office:value-type="float" office:value="0.53023" calcext:value-type="float">
            <text:p>0.53023</text:p>
          </table:table-cell>
          <table:table-cell table:formula="of:=[.D4]/[.D16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70.97" calcext:value-type="float">
            <text:p>970.97</text:p>
          </table:table-cell>
          <table:table-cell/>
          <table:table-cell table:formula="of:=[.D17]/1000" office:value-type="float" office:value="0.97097" calcext:value-type="float">
            <text:p>0.97097</text:p>
          </table:table-cell>
          <table:table-cell table:formula="of:=[.D5]/[.D17]" office:value-type="float" office:value="0.110621337425461" calcext:value-type="float">
            <text:p>0.1106213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2.39" calcext:value-type="float">
            <text:p>1702.39</text:p>
          </table:table-cell>
          <table:table-cell/>
          <table:table-cell table:formula="of:=[.D18]/1000" office:value-type="float" office:value="1.70239" calcext:value-type="float">
            <text:p>1.70239</text:p>
          </table:table-cell>
          <table:table-cell table:formula="of:=[.D6]/[.D18]" office:value-type="float" office:value="0.111085004023755" calcext:value-type="float">
            <text:p>0.111085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9.89" calcext:value-type="float">
            <text:p>3569.89</text:p>
          </table:table-cell>
          <table:table-cell/>
          <table:table-cell table:formula="of:=[.D19]/1000" office:value-type="float" office:value="3.56989" calcext:value-type="float">
            <text:p>3.56989</text:p>
          </table:table-cell>
          <table:table-cell table:formula="of:=[.D7]/[.D19]" office:value-type="float" office:value="0.117740322530946" calcext:value-type="float">
            <text:p>0.1177403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45.6" calcext:value-type="float">
            <text:p>6945.6</text:p>
          </table:table-cell>
          <table:table-cell/>
          <table:table-cell table:formula="of:=[.D20]/1000" office:value-type="float" office:value="6.9456" calcext:value-type="float">
            <text:p>6.9456</text:p>
          </table:table-cell>
          <table:table-cell table:formula="of:=[.D8]/[.D20]" office:value-type="float" office:value="0.114033344851417" calcext:value-type="float">
            <text:p>0.1140333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59" calcext:value-type="float">
            <text:p>13759</text:p>
          </table:table-cell>
          <table:table-cell/>
          <table:table-cell table:formula="of:=[.D21]/1000" office:value-type="float" office:value="13.759" calcext:value-type="float">
            <text:p>13.759</text:p>
          </table:table-cell>
          <table:table-cell table:formula="of:=[.D9]/[.D21]" office:value-type="float" office:value="0.114009012282869" calcext:value-type="float">
            <text:p>0.1140090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38" calcext:value-type="float">
            <text:p>27538</text:p>
          </table:table-cell>
          <table:table-cell/>
          <table:table-cell table:formula="of:=[.D22]/1000" office:value-type="float" office:value="27.538" calcext:value-type="float">
            <text:p>27.538</text:p>
          </table:table-cell>
          <table:table-cell table:formula="of:=[.D10]/[.D22]" office:value-type="float" office:value="0.117016486309826" calcext:value-type="float">
            <text:p>0.1170164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85" calcext:value-type="float">
            <text:p>54885</text:p>
          </table:table-cell>
          <table:table-cell/>
          <table:table-cell table:formula="of:=[.D23]/1000" office:value-type="float" office:value="54.885" calcext:value-type="float">
            <text:p>54.885</text:p>
          </table:table-cell>
          <table:table-cell table:formula="of:=[.D11]/[.D23]" office:value-type="float" office:value="0.115186298624396" calcext:value-type="float">
            <text:p>0.1151862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705" calcext:value-type="float">
            <text:p>110705</text:p>
          </table:table-cell>
          <table:table-cell/>
          <table:table-cell table:formula="of:=[.D24]/1000" office:value-type="float" office:value="110.705" calcext:value-type="float">
            <text:p>110.705</text:p>
          </table:table-cell>
          <table:table-cell table:formula="of:=[.D12]/[.D24]" office:value-type="float" office:value="0.115101666591392" calcext:value-type="float">
            <text:p>0.115101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69.98" calcext:value-type="float">
            <text:p>169.98</text:p>
          </table:table-cell>
          <table:table-cell/>
          <table:table-cell table:formula="of:=[.D25]/1000" office:value-type="float" office:value="0.16998" calcext:value-type="float">
            <text:p>0.16998</text:p>
          </table:table-cell>
          <table:table-cell table:formula="of:=[.D2]/[.D25]" office:value-type="float" office:value="0.0956583127426756" calcext:value-type="float">
            <text:p>0.0956583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89.94" calcext:value-type="float">
            <text:p>289.94</text:p>
          </table:table-cell>
          <table:table-cell/>
          <table:table-cell table:formula="of:=[.D26]/1000" office:value-type="float" office:value="0.28994" calcext:value-type="float">
            <text:p>0.28994</text:p>
          </table:table-cell>
          <table:table-cell table:formula="of:=[.D3]/[.D26]" office:value-type="float" office:value="0.109919293646961" calcext:value-type="float">
            <text:p>0.109919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/>
          <table:table-cell table:formula="of:=[.D27]/1000" office:value-type="float" office:value="0.53023" calcext:value-type="float">
            <text:p>0.53023</text:p>
          </table:table-cell>
          <table:table-cell table:formula="of:=[.D4]/[.D27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70.06" calcext:value-type="float">
            <text:p>970.06</text:p>
          </table:table-cell>
          <table:table-cell/>
          <table:table-cell table:formula="of:=[.D28]/1000" office:value-type="float" office:value="0.97006" calcext:value-type="float">
            <text:p>0.97006</text:p>
          </table:table-cell>
          <table:table-cell table:formula="of:=[.D5]/[.D28]" office:value-type="float" office:value="0.110725109787023" calcext:value-type="float">
            <text:p>0.110725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03.28" calcext:value-type="float">
            <text:p>1703.28</text:p>
          </table:table-cell>
          <table:table-cell/>
          <table:table-cell table:formula="of:=[.D29]/1000" office:value-type="float" office:value="1.70328" calcext:value-type="float">
            <text:p>1.70328</text:p>
          </table:table-cell>
          <table:table-cell table:formula="of:=[.D6]/[.D29]" office:value-type="float" office:value="0.11102695974825" calcext:value-type="float">
            <text:p>0.111026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60.11" calcext:value-type="float">
            <text:p>3560.11</text:p>
          </table:table-cell>
          <table:table-cell/>
          <table:table-cell table:formula="of:=[.D30]/1000" office:value-type="float" office:value="3.56011" calcext:value-type="float">
            <text:p>3.56011</text:p>
          </table:table-cell>
          <table:table-cell table:formula="of:=[.D7]/[.D30]" office:value-type="float" office:value="0.118063767692571" calcext:value-type="float">
            <text:p>0.11806376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926.4" calcext:value-type="float">
            <text:p>6926.4</text:p>
          </table:table-cell>
          <table:table-cell/>
          <table:table-cell table:formula="of:=[.D31]/1000" office:value-type="float" office:value="6.9264" calcext:value-type="float">
            <text:p>6.9264</text:p>
          </table:table-cell>
          <table:table-cell table:formula="of:=[.D8]/[.D31]" office:value-type="float" office:value="0.114349445599446" calcext:value-type="float">
            <text:p>0.11434944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655" calcext:value-type="float">
            <text:p>13655</text:p>
          </table:table-cell>
          <table:table-cell/>
          <table:table-cell table:formula="of:=[.D32]/1000" office:value-type="float" office:value="13.655" calcext:value-type="float">
            <text:p>13.655</text:p>
          </table:table-cell>
          <table:table-cell table:formula="of:=[.D9]/[.D32]" office:value-type="float" office:value="0.114877334309777" calcext:value-type="float">
            <text:p>0.1148773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265.5" calcext:value-type="float">
            <text:p>27265.5</text:p>
          </table:table-cell>
          <table:table-cell/>
          <table:table-cell table:formula="of:=[.D33]/1000" office:value-type="float" office:value="27.2655" calcext:value-type="float">
            <text:p>27.2655</text:p>
          </table:table-cell>
          <table:table-cell table:formula="of:=[.D10]/[.D33]" office:value-type="float" office:value="0.118185985952944" calcext:value-type="float">
            <text:p>0.11818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605" calcext:value-type="float">
            <text:p>54605</text:p>
          </table:table-cell>
          <table:table-cell/>
          <table:table-cell table:formula="of:=[.D34]/1000" office:value-type="float" office:value="54.605" calcext:value-type="float">
            <text:p>54.605</text:p>
          </table:table-cell>
          <table:table-cell table:formula="of:=[.D11]/[.D34]" office:value-type="float" office:value="0.115776943503342" calcext:value-type="float">
            <text:p>0.11577694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9460" calcext:value-type="float">
            <text:p>109460</text:p>
          </table:table-cell>
          <table:table-cell/>
          <table:table-cell table:formula="of:=[.D35]/1000" office:value-type="float" office:value="109.46" calcext:value-type="float">
            <text:p>109.46</text:p>
          </table:table-cell>
          <table:table-cell table:formula="of:=[.D12]/[.D35]" office:value-type="float" office:value="0.116410835008222" calcext:value-type="float">
            <text:p>0.116410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35" calcext:value-type="float">
            <text:p>235</text:p>
          </table:table-cell>
          <table:table-cell office:value-type="float" office:value="126.21" calcext:value-type="float">
            <text:p>126.21</text:p>
          </table:table-cell>
          <table:table-cell/>
          <table:table-cell table:formula="of:=[.D36]/1000" office:value-type="float" office:value="0.12621" calcext:value-type="float">
            <text:p>0.12621</text:p>
          </table:table-cell>
          <table:table-cell table:formula="of:=[.D2]/[.D36]" office:value-type="float" office:value="0.1288328975517" calcext:value-type="float">
            <text:p>0.128832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241.62" calcext:value-type="float">
            <text:p>241.62</text:p>
          </table:table-cell>
          <table:table-cell/>
          <table:table-cell table:formula="of:=[.D37]/1000" office:value-type="float" office:value="0.24162" calcext:value-type="float">
            <text:p>0.24162</text:p>
          </table:table-cell>
          <table:table-cell table:formula="of:=[.D3]/[.D37]" office:value-type="float" office:value="0.131901332671136" calcext:value-type="float">
            <text:p>0.131901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486.02" calcext:value-type="float">
            <text:p>486.02</text:p>
          </table:table-cell>
          <table:table-cell/>
          <table:table-cell table:formula="of:=[.D38]/1000" office:value-type="float" office:value="0.48602" calcext:value-type="float">
            <text:p>0.48602</text:p>
          </table:table-cell>
          <table:table-cell table:formula="of:=[.D4]/[.D38]" office:value-type="float" office:value="0.124007242500309" calcext:value-type="float">
            <text:p>0.1240072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926.59" calcext:value-type="float">
            <text:p>926.59</text:p>
          </table:table-cell>
          <table:table-cell/>
          <table:table-cell table:formula="of:=[.D39]/1000" office:value-type="float" office:value="0.92659" calcext:value-type="float">
            <text:p>0.92659</text:p>
          </table:table-cell>
          <table:table-cell table:formula="of:=[.D5]/[.D39]" office:value-type="float" office:value="0.115919662418114" calcext:value-type="float">
            <text:p>0.1159196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659.79" calcext:value-type="float">
            <text:p>1659.79</text:p>
          </table:table-cell>
          <table:table-cell/>
          <table:table-cell table:formula="of:=[.D40]/1000" office:value-type="float" office:value="1.65979" calcext:value-type="float">
            <text:p>1.65979</text:p>
          </table:table-cell>
          <table:table-cell table:formula="of:=[.D6]/[.D40]" office:value-type="float" office:value="0.113936100350044" calcext:value-type="float">
            <text:p>0.1139361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525.89" calcext:value-type="float">
            <text:p>3525.89</text:p>
          </table:table-cell>
          <table:table-cell/>
          <table:table-cell table:formula="of:=[.D41]/1000" office:value-type="float" office:value="3.52589" calcext:value-type="float">
            <text:p>3.52589</text:p>
          </table:table-cell>
          <table:table-cell table:formula="of:=[.D7]/[.D41]" office:value-type="float" office:value="0.119209617997158" calcext:value-type="float">
            <text:p>0.119209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6898.2" calcext:value-type="float">
            <text:p>6898.2</text:p>
          </table:table-cell>
          <table:table-cell/>
          <table:table-cell table:formula="of:=[.D42]/1000" office:value-type="float" office:value="6.8982" calcext:value-type="float">
            <text:p>6.8982</text:p>
          </table:table-cell>
          <table:table-cell table:formula="of:=[.D8]/[.D42]" office:value-type="float" office:value="0.114816908758807" calcext:value-type="float">
            <text:p>0.1148169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3711.67" calcext:value-type="float">
            <text:p>13711.67</text:p>
          </table:table-cell>
          <table:table-cell/>
          <table:table-cell table:formula="of:=[.D43]/1000" office:value-type="float" office:value="13.71167" calcext:value-type="float">
            <text:p>13.71167</text:p>
          </table:table-cell>
          <table:table-cell table:formula="of:=[.D9]/[.D43]" office:value-type="float" office:value="0.114402549069515" calcext:value-type="float">
            <text:p>0.11440254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7475" calcext:value-type="float">
            <text:p>27475</text:p>
          </table:table-cell>
          <table:table-cell/>
          <table:table-cell table:formula="of:=[.D44]/1000" office:value-type="float" office:value="27.475" calcext:value-type="float">
            <text:p>27.475</text:p>
          </table:table-cell>
          <table:table-cell table:formula="of:=[.D10]/[.D44]" office:value-type="float" office:value="0.117284804367607" calcext:value-type="float">
            <text:p>0.1172848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5079" calcext:value-type="float">
            <text:p>55079</text:p>
          </table:table-cell>
          <table:table-cell/>
          <table:table-cell table:formula="of:=[.D45]/1000" office:value-type="float" office:value="55.079" calcext:value-type="float">
            <text:p>55.079</text:p>
          </table:table-cell>
          <table:table-cell table:formula="of:=[.D11]/[.D45]" office:value-type="float" office:value="0.114780587882859" calcext:value-type="float">
            <text:p>0.11478058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/>
          <table:table-cell table:formula="of:=[.D46]/1000" office:value-type="float" office:value="110.413" calcext:value-type="float">
            <text:p>110.413</text:p>
          </table:table-cell>
          <table:table-cell table:formula="of:=[.D12]/[.D46]" office:value-type="float" office:value="0.115406066314655" calcext:value-type="float">
            <text:p>0.1154060663</text:p>
          </table:table-cell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2:Sheet3.A12 Sheet3.E2:Sheet3.E2 Sheet3.F2:Sheet3.F12 Sheet3.A14:Sheet3.A24 Sheet3.B14:Sheet3.B14 Sheet3.F14:Sheet3.F24 Sheet3.A25:Sheet3.A35 Sheet3.B25:Sheet3.B25 Sheet3.F25:Sheet3.F35 Sheet3.A36:Sheet3.A46 Sheet3.B36:Sheet3.B36 Sheet3.F36:Sheet3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/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14264" calcext:value-type="float">
            <text:p>0.14264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3.03" calcext:value-type="float">
            <text:p>273.03</text:p>
          </table:table-cell>
          <table:table-cell/>
          <table:table-cell table:formula="of:=[.D3]/1000" office:value-type="float" office:value="0.27303" calcext:value-type="float">
            <text:p>0.27303</text:p>
          </table:table-cell>
          <table:table-cell office:value-type="string" calcext:value-type="string">
            <text:p>sorting a set of 26k elements, squad on raspi 3b+, 4 squidlets on sam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15.41" calcext:value-type="float">
            <text:p>515.41</text:p>
          </table:table-cell>
          <table:table-cell/>
          <table:table-cell table:formula="of:=[.D4]/1000" office:value-type="float" office:value="0.51541" calcext:value-type="float">
            <text:p>0.51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5.3" calcext:value-type="float">
            <text:p>935.3</text:p>
          </table:table-cell>
          <table:table-cell/>
          <table:table-cell table:formula="of:=[.D5]/1000" office:value-type="float" office:value="0.9353" calcext:value-type="float">
            <text:p>0.9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59.28" calcext:value-type="float">
            <text:p>1659.28</text:p>
          </table:table-cell>
          <table:table-cell/>
          <table:table-cell table:formula="of:=[.D6]/1000" office:value-type="float" office:value="1.65928" calcext:value-type="float">
            <text:p>1.659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9.78" calcext:value-type="float">
            <text:p>3519.78</text:p>
          </table:table-cell>
          <table:table-cell/>
          <table:table-cell table:formula="of:=[.D7]/1000" office:value-type="float" office:value="3.51978" calcext:value-type="float">
            <text:p>3.519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83.8" calcext:value-type="float">
            <text:p>6883.8</text:p>
          </table:table-cell>
          <table:table-cell/>
          <table:table-cell table:formula="of:=[.D8]/1000" office:value-type="float" office:value="6.8838" calcext:value-type="float">
            <text:p>6.883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65" calcext:value-type="float">
            <text:p>13665</text:p>
          </table:table-cell>
          <table:table-cell/>
          <table:table-cell table:formula="of:=[.D9]/1000" office:value-type="float" office:value="13.665" calcext:value-type="float">
            <text:p>13.6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87.5" calcext:value-type="float">
            <text:p>27387.5</text:p>
          </table:table-cell>
          <table:table-cell/>
          <table:table-cell table:formula="of:=[.D10]/1000" office:value-type="float" office:value="27.3875" calcext:value-type="float">
            <text:p>27.38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92" calcext:value-type="float">
            <text:p>54892</text:p>
          </table:table-cell>
          <table:table-cell/>
          <table:table-cell table:formula="of:=[.D11]/1000" office:value-type="float" office:value="54.892" calcext:value-type="float">
            <text:p>54.89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26" calcext:value-type="float">
            <text:p>110026</text:p>
          </table:table-cell>
          <table:table-cell/>
          <table:table-cell table:formula="of:=[.D12]/1000" office:value-type="float" office:value="110.026" calcext:value-type="float">
            <text:p>110.0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5.12" calcext:value-type="float">
            <text:p>45.12</text:p>
          </table:table-cell>
          <table:table-cell/>
          <table:table-cell table:formula="of:=[.D14]/1000" office:value-type="float" office:value="0.04512" calcext:value-type="float">
            <text:p>0.04512</text:p>
          </table:table-cell>
          <table:table-cell table:formula="of:=[.D2]/[.D14]" office:value-type="float" office:value="3.1613475177305" calcext:value-type="float">
            <text:p>3.1613475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.51" calcext:value-type="float">
            <text:p>77.51</text:p>
          </table:table-cell>
          <table:table-cell/>
          <table:table-cell table:formula="of:=[.D15]/1000" office:value-type="float" office:value="0.07751" calcext:value-type="float">
            <text:p>0.07751</text:p>
          </table:table-cell>
          <table:table-cell table:formula="of:=[.D3]/[.D15]" office:value-type="float" office:value="3.52251322410012" calcext:value-type="float">
            <text:p>3.522513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61" calcext:value-type="float">
            <text:p>157.61</text:p>
          </table:table-cell>
          <table:table-cell/>
          <table:table-cell table:formula="of:=[.D16]/1000" office:value-type="float" office:value="0.15761" calcext:value-type="float">
            <text:p>0.15761</text:p>
          </table:table-cell>
          <table:table-cell table:formula="of:=[.D4]/[.D16]" office:value-type="float" office:value="3.27016052280947" calcext:value-type="float">
            <text:p>3.2701605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0.59" calcext:value-type="float">
            <text:p>530.59</text:p>
          </table:table-cell>
          <table:table-cell/>
          <table:table-cell table:formula="of:=[.D17]/1000" office:value-type="float" office:value="0.53059" calcext:value-type="float">
            <text:p>0.53059</text:p>
          </table:table-cell>
          <table:table-cell table:formula="of:=[.D5]/[.D17]" office:value-type="float" office:value="1.76275466933037" calcext:value-type="float">
            <text:p>1.7627546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75.05" calcext:value-type="float">
            <text:p>575.05</text:p>
          </table:table-cell>
          <table:table-cell/>
          <table:table-cell table:formula="of:=[.D18]/1000" office:value-type="float" office:value="0.57505" calcext:value-type="float">
            <text:p>0.57505</text:p>
          </table:table-cell>
          <table:table-cell table:formula="of:=[.D6]/[.D18]" office:value-type="float" office:value="2.88545343883141" calcext:value-type="float">
            <text:p>2.8854534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3.71" calcext:value-type="float">
            <text:p>1243.71</text:p>
          </table:table-cell>
          <table:table-cell/>
          <table:table-cell table:formula="of:=[.D19]/1000" office:value-type="float" office:value="1.24371" calcext:value-type="float">
            <text:p>1.24371</text:p>
          </table:table-cell>
          <table:table-cell table:formula="of:=[.D7]/[.D19]" office:value-type="float" office:value="2.83006488650891" calcext:value-type="float">
            <text:p>2.8300648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39.7" calcext:value-type="float">
            <text:p>3439.7</text:p>
          </table:table-cell>
          <table:table-cell/>
          <table:table-cell table:formula="of:=[.D20]/1000" office:value-type="float" office:value="3.4397" calcext:value-type="float">
            <text:p>3.4397</text:p>
          </table:table-cell>
          <table:table-cell table:formula="of:=[.D8]/[.D20]" office:value-type="float" office:value="2.00127918132395" calcext:value-type="float">
            <text:p>2.0012791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50.25" calcext:value-type="float">
            <text:p>4850.25</text:p>
          </table:table-cell>
          <table:table-cell/>
          <table:table-cell table:formula="of:=[.D21]/1000" office:value-type="float" office:value="4.85025" calcext:value-type="float">
            <text:p>4.85025</text:p>
          </table:table-cell>
          <table:table-cell table:formula="of:=[.D9]/[.D21]" office:value-type="float" office:value="2.81738054739446" calcext:value-type="float">
            <text:p>2.8173805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32" calcext:value-type="float">
            <text:p>9932</text:p>
          </table:table-cell>
          <table:table-cell/>
          <table:table-cell table:formula="of:=[.D22]/1000" office:value-type="float" office:value="9.932" calcext:value-type="float">
            <text:p>9.932</text:p>
          </table:table-cell>
          <table:table-cell table:formula="of:=[.D10]/[.D22]" office:value-type="float" office:value="2.75750100684656" calcext:value-type="float">
            <text:p>2.75750100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8.75" calcext:value-type="float">
            <text:p>19888.75</text:p>
          </table:table-cell>
          <table:table-cell/>
          <table:table-cell table:formula="of:=[.D23]/1000" office:value-type="float" office:value="19.88875" calcext:value-type="float">
            <text:p>19.88875</text:p>
          </table:table-cell>
          <table:table-cell table:formula="of:=[.D11]/[.D23]" office:value-type="float" office:value="2.75995223430331" calcext:value-type="float">
            <text:p>2.7599522343</text:p>
          </table:table-cell>
        </table:table-row>
        <table:table-row table:style-name="ro1">
          <table:table-cell table:number-columns-repeated="5"/>
          <table:table-cell table:formula="of:=[.D24]/1000" office:value-type="float" office:value="0" calcext:value-type="float">
            <text:p>0</text:p>
          </table:table-cell>
          <table:table-cell table:formula="of:=[.D12]/[.D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25]/1000" office:value-type="float" office:value="0" calcext:value-type="float">
            <text:p>0</text:p>
          </table:table-cell>
          <table:table-cell table:formula="of:=[.D2]/[.D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26]/1000" office:value-type="float" office:value="0" calcext:value-type="float">
            <text:p>0</text:p>
          </table:table-cell>
          <table:table-cell table:formula="of:=[.D3]/[.D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27]/1000" office:value-type="float" office:value="0" calcext:value-type="float">
            <text:p>0</text:p>
          </table:table-cell>
          <table:table-cell table:formula="of:=[.D4]/[.D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28]/1000" office:value-type="float" office:value="0" calcext:value-type="float">
            <text:p>0</text:p>
          </table:table-cell>
          <table:table-cell table:formula="of:=[.D5]/[.D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29]/1000" office:value-type="float" office:value="0" calcext:value-type="float">
            <text:p>0</text:p>
          </table:table-cell>
          <table:table-cell table:formula="of:=[.D6]/[.D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0]/1000" office:value-type="float" office:value="0" calcext:value-type="float">
            <text:p>0</text:p>
          </table:table-cell>
          <table:table-cell table:formula="of:=[.D7]/[.D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1]/1000" office:value-type="float" office:value="0" calcext:value-type="float">
            <text:p>0</text:p>
          </table:table-cell>
          <table:table-cell table:formula="of:=[.D8]/[.D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2]/1000" office:value-type="float" office:value="0" calcext:value-type="float">
            <text:p>0</text:p>
          </table:table-cell>
          <table:table-cell table:formula="of:=[.D9]/[.D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3]/1000" office:value-type="float" office:value="0" calcext:value-type="float">
            <text:p>0</text:p>
          </table:table-cell>
          <table:table-cell table:formula="of:=[.D10]/[.D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4]/1000" office:value-type="float" office:value="0" calcext:value-type="float">
            <text:p>0</text:p>
          </table:table-cell>
          <table:table-cell table:formula="of:=[.D11]/[.D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5]/1000" office:value-type="float" office:value="0" calcext:value-type="float">
            <text:p>0</text:p>
          </table:table-cell>
          <table:table-cell table:formula="of:=[.D12]/[.D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6]/1000" office:value-type="float" office:value="0" calcext:value-type="float">
            <text:p>0</text:p>
          </table:table-cell>
          <table:table-cell table:formula="of:=[.D2]/[.D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7]/1000" office:value-type="float" office:value="0" calcext:value-type="float">
            <text:p>0</text:p>
          </table:table-cell>
          <table:table-cell table:formula="of:=[.D3]/[.D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8]/1000" office:value-type="float" office:value="0" calcext:value-type="float">
            <text:p>0</text:p>
          </table:table-cell>
          <table:table-cell table:formula="of:=[.D4]/[.D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39]/1000" office:value-type="float" office:value="0" calcext:value-type="float">
            <text:p>0</text:p>
          </table:table-cell>
          <table:table-cell table:formula="of:=[.D5]/[.D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0]/1000" office:value-type="float" office:value="0" calcext:value-type="float">
            <text:p>0</text:p>
          </table:table-cell>
          <table:table-cell table:formula="of:=[.D6]/[.D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1]/1000" office:value-type="float" office:value="0" calcext:value-type="float">
            <text:p>0</text:p>
          </table:table-cell>
          <table:table-cell table:formula="of:=[.D7]/[.D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2]/1000" office:value-type="float" office:value="0" calcext:value-type="float">
            <text:p>0</text:p>
          </table:table-cell>
          <table:table-cell table:formula="of:=[.D8]/[.D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3]/1000" office:value-type="float" office:value="0" calcext:value-type="float">
            <text:p>0</text:p>
          </table:table-cell>
          <table:table-cell table:formula="of:=[.D9]/[.D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4]/1000" office:value-type="float" office:value="0" calcext:value-type="float">
            <text:p>0</text:p>
          </table:table-cell>
          <table:table-cell table:formula="of:=[.D10]/[.D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5]/1000" office:value-type="float" office:value="0" calcext:value-type="float">
            <text:p>0</text:p>
          </table:table-cell>
          <table:table-cell table:formula="of:=[.D11]/[.D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46]/1000" office:value-type="float" office:value="0" calcext:value-type="float">
            <text:p>0</text:p>
          </table:table-cell>
          <table:table-cell table:formula="of:=[.D12]/[.D4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10:54:23.874870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9T12:18:50.554706118</dc:date>
    <meta:editing-duration>PT11H22M9S</meta:editing-duration>
    <meta:editing-cycles>31</meta:editing-cycles>
    <meta:generator>LibreOffice/5.1.6.2$Linux_x86 LibreOffice_project/10m0$Build-2</meta:generator>
    <dc:creator>Pascal Baillehache</dc:creator>
    <meta:document-statistic meta:table-count="3" meta:cell-count="6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1.A2:Sheet1.A12 Sheet1.E2:Sheet1.E2 Sheet1.F2:Sheet1.F12 Sheet1.B14:Sheet1.B14 Sheet1.F14:Sheet1.F46 Sheet1.B25:Sheet1.B25 Sheet1.B36:Sheet1.B36" chart:data-source-has-labels="row" svg:x="1.462cm" svg:y="0.271cm" svg:width="17.84cm" svg:height="12.051cm">
          <chartooo:coordinate-region svg:x="2.083cm" svg:y="0.471cm" svg:width="16.847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1.F2:Sheet1.F12" chart:label-cell-address="Sheet1.E2:Sheet1.E2" chart:class="chart:scatter">
            <chart:domain table:cell-range-address="Sheet1.A2:Sheet1.A12"/>
            <chart:data-point chart:repeated="11"/>
          </chart:series>
          <chart:series chart:style-name="ch9" chart:values-cell-range-address="Sheet1.F14:Sheet1.F24" chart:label-cell-address="Sheet1.B14:Sheet1.B14" chart:class="chart:scatter">
            <chart:domain table:cell-range-address="Sheet1.A14:Sheet1.A24"/>
            <chart:data-point chart:repeated="11"/>
          </chart:series>
          <chart:series chart:style-name="ch10" chart:values-cell-range-address="Sheet1.F25:Sheet1.F35" chart:label-cell-address="Sheet1.B25:Sheet1.B25" chart:class="chart:scatter">
            <chart:domain table:cell-range-address="Sheet1.A25:Sheet1.A35"/>
            <chart:data-point chart:repeated="11"/>
          </chart:series>
          <chart:series chart:style-name="ch11" chart:values-cell-range-address="Sheet1.F36:Sheet1.F46" chart:label-cell-address="Sheet1.B36:Sheet1.B36" chart:class="chart:scatter">
            <chart:domain table:cell-range-address="Sheet1.A36:Sheet1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4:Sheet1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1626">
                <text:p>0.01626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0.04558">
                <text:p>0.04558</text:p>
                <draw:g>
                  <svg:desc>Sheet1.F14:Sheet1.F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0.0465">
                <text:p>0.0465</text:p>
                <draw:g>
                  <svg:desc>Sheet1.F25:Sheet1.F35</svg:desc>
                </draw:g>
              </table:table-cell>
              <table:table-cell office:value-type="float" office:value="NaN">
                <text:p>NaN</text:p>
                <draw:g>
                  <svg:desc>Sheet1.A36:Sheet1.A46</svg:desc>
                </draw:g>
              </table:table-cell>
              <table:table-cell office:value-type="float" office:value="0">
                <text:p>0</text:p>
                <draw:g>
                  <svg:desc>Sheet1.F36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07799">
                <text:p>0.07799</text:p>
              </table:table-cell>
              <table:table-cell office:value-type="float" office:value="2">
                <text:p>2</text:p>
              </table:table-cell>
              <table:table-cell office:value-type="float" office:value="0.0812">
                <text:p>0.08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15791">
                <text:p>0.15791</text:p>
              </table:table-cell>
              <table:table-cell office:value-type="float" office:value="4">
                <text:p>4</text:p>
              </table:table-cell>
              <table:table-cell office:value-type="float" office:value="0.1634">
                <text:p>0.16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53132">
                <text:p>0.53132</text:p>
              </table:table-cell>
              <table:table-cell office:value-type="float" office:value="8">
                <text:p>8</text:p>
              </table:table-cell>
              <table:table-cell office:value-type="float" office:value="0.53167">
                <text:p>0.531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57606">
                <text:p>0.57606</text:p>
              </table:table-cell>
              <table:table-cell office:value-type="float" office:value="16">
                <text:p>16</text:p>
              </table:table-cell>
              <table:table-cell office:value-type="float" office:value="0.57696">
                <text:p>0.576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22454">
                <text:p>1.22454</text:p>
              </table:table-cell>
              <table:table-cell office:value-type="float" office:value="32">
                <text:p>32</text:p>
              </table:table-cell>
              <table:table-cell office:value-type="float" office:value="1.32395">
                <text:p>1.32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2.96333">
                <text:p>2.96333</text:p>
              </table:table-cell>
              <table:table-cell office:value-type="float" office:value="64">
                <text:p>64</text:p>
              </table:table-cell>
              <table:table-cell office:value-type="float" office:value="2.98167">
                <text:p>2.981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4.79025">
                <text:p>4.79025</text:p>
              </table:table-cell>
              <table:table-cell office:value-type="float" office:value="128">
                <text:p>128</text:p>
              </table:table-cell>
              <table:table-cell office:value-type="float" office:value="4.87975">
                <text:p>4.87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9.6335">
                <text:p>9.6335</text:p>
              </table:table-cell>
              <table:table-cell office:value-type="float" office:value="256">
                <text:p>256</text:p>
              </table:table-cell>
              <table:table-cell office:value-type="float" office:value="9.91975">
                <text:p>9.91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19.61125">
                <text:p>19.61125</text:p>
              </table:table-cell>
              <table:table-cell office:value-type="float" office:value="512">
                <text:p>512</text:p>
              </table:table-cell>
              <table:table-cell office:value-type="float" office:value="19.921">
                <text:p>19.9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39.68425">
                <text:p>39.68425</text:p>
              </table:table-cell>
              <table:table-cell office:value-type="float" office:value="1024">
                <text:p>1024</text:p>
              </table:table-cell>
              <table:table-cell office:value-type="float" office:value="40.09625">
                <text:p>40.09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308cm" svg:y="5.741cm" style:legend-expansion="high" chart:style-name="ch2"/>
        <chart:plot-area chart:style-name="ch3" table:cell-range-address="Sheet2.A2:Sheet2.A12 Sheet2.E2:Sheet2.E2 Sheet2.F2:Sheet2.F12 Sheet2.B14:Sheet2.B14 Sheet2.F14:Sheet2.F46 Sheet2.B25:Sheet2.B25 Sheet2.B36:Sheet2.B36" chart:data-source-has-labels="row" svg:x="1.462cm" svg:y="0.271cm" svg:width="18.396cm" svg:height="12.051cm">
          <chartooo:coordinate-region svg:x="2.083cm" svg:y="0.471cm" svg:width="17.217cm" svg:height="11.204cm"/>
          <chart:axis chart:dimension="x" chart:name="primary-x" chart:style-name="ch4">
            <chart:title svg:x="10.113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2.F2:Sheet2.F12" chart:label-cell-address="Sheet2.E2:Sheet2.E2" chart:class="chart:scatter">
            <chart:domain table:cell-range-address="Sheet2.A2:Sheet2.A12"/>
            <chart:data-point chart:repeated="11"/>
          </chart:series>
          <chart:series chart:style-name="ch9" chart:values-cell-range-address="Sheet2.F14:Sheet2.F24" chart:label-cell-address="Sheet2.B14:Sheet2.B14" chart:class="chart:scatter">
            <chart:domain table:cell-range-address="Sheet2.A14:Sheet2.A24"/>
            <chart:data-point chart:repeated="11"/>
          </chart:series>
          <chart:series chart:style-name="ch10" chart:values-cell-range-address="Sheet2.F25:Sheet2.F35" chart:label-cell-address="Sheet2.B25:Sheet2.B25" chart:class="chart:scatter">
            <chart:domain table:cell-range-address="Sheet2.A25:Sheet2.A35"/>
            <chart:data-point chart:repeated="11"/>
          </chart:series>
          <chart:series chart:style-name="ch11" chart:values-cell-range-address="Sheet2.F36:Sheet2.F46" chart:label-cell-address="Sheet2.B36:Sheet2.B36" chart:class="chart:scatter">
            <chart:domain table:cell-range-address="Sheet2.A36:Sheet2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2:Sheet2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4:Sheet2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2.B25:Sheet2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2.B36:Sheet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2</svg:desc>
                </draw:g>
              </table:table-cell>
              <table:table-cell office:value-type="float" office:value="0.01626">
                <text:p>0.01626</text:p>
                <draw:g>
                  <svg:desc>Sheet2.F2:Sheet2.F12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0.17046">
                <text:p>0.17046</text:p>
                <draw:g>
                  <svg:desc>Sheet2.F14:Sheet2.F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0.16998">
                <text:p>0.16998</text:p>
                <draw:g>
                  <svg:desc>Sheet2.F25:Sheet2.F35</svg:desc>
                </draw:g>
              </table:table-cell>
              <table:table-cell office:value-type="float" office:value="1">
                <text:p>1</text:p>
                <draw:g>
                  <svg:desc>Sheet2.A36:Sheet2.A46</svg:desc>
                </draw:g>
              </table:table-cell>
              <table:table-cell office:value-type="float" office:value="0.12621">
                <text:p>0.12621</text:p>
                <draw:g>
                  <svg:desc>Sheet2.F36:Sheet2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28996">
                <text:p>0.28996</text:p>
              </table:table-cell>
              <table:table-cell office:value-type="float" office:value="2">
                <text:p>2</text:p>
              </table:table-cell>
              <table:table-cell office:value-type="float" office:value="0.28994">
                <text:p>0.28994</text:p>
              </table:table-cell>
              <table:table-cell office:value-type="float" office:value="2">
                <text:p>2</text:p>
              </table:table-cell>
              <table:table-cell office:value-type="float" office:value="0.24162">
                <text:p>0.24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48602">
                <text:p>0.4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97097">
                <text:p>0.97097</text:p>
              </table:table-cell>
              <table:table-cell office:value-type="float" office:value="8">
                <text:p>8</text:p>
              </table:table-cell>
              <table:table-cell office:value-type="float" office:value="0.97006">
                <text:p>0.97006</text:p>
              </table:table-cell>
              <table:table-cell office:value-type="float" office:value="8">
                <text:p>8</text:p>
              </table:table-cell>
              <table:table-cell office:value-type="float" office:value="0.92659">
                <text:p>0.9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1.70239">
                <text:p>1.70239</text:p>
              </table:table-cell>
              <table:table-cell office:value-type="float" office:value="16">
                <text:p>16</text:p>
              </table:table-cell>
              <table:table-cell office:value-type="float" office:value="1.70328">
                <text:p>1.70328</text:p>
              </table:table-cell>
              <table:table-cell office:value-type="float" office:value="16">
                <text:p>16</text:p>
              </table:table-cell>
              <table:table-cell office:value-type="float" office:value="1.65979">
                <text:p>1.6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3.56989">
                <text:p>3.56989</text:p>
              </table:table-cell>
              <table:table-cell office:value-type="float" office:value="32">
                <text:p>32</text:p>
              </table:table-cell>
              <table:table-cell office:value-type="float" office:value="3.56011">
                <text:p>3.56011</text:p>
              </table:table-cell>
              <table:table-cell office:value-type="float" office:value="32">
                <text:p>32</text:p>
              </table:table-cell>
              <table:table-cell office:value-type="float" office:value="3.52589">
                <text:p>3.5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6.9456">
                <text:p>6.9456</text:p>
              </table:table-cell>
              <table:table-cell office:value-type="float" office:value="64">
                <text:p>64</text:p>
              </table:table-cell>
              <table:table-cell office:value-type="float" office:value="6.9264">
                <text:p>6.9264</text:p>
              </table:table-cell>
              <table:table-cell office:value-type="float" office:value="64">
                <text:p>64</text:p>
              </table:table-cell>
              <table:table-cell office:value-type="float" office:value="6.8982">
                <text:p>6.8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13.759">
                <text:p>13.759</text:p>
              </table:table-cell>
              <table:table-cell office:value-type="float" office:value="128">
                <text:p>128</text:p>
              </table:table-cell>
              <table:table-cell office:value-type="float" office:value="13.655">
                <text:p>13.655</text:p>
              </table:table-cell>
              <table:table-cell office:value-type="float" office:value="128">
                <text:p>128</text:p>
              </table:table-cell>
              <table:table-cell office:value-type="float" office:value="13.71167">
                <text:p>13.7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27.538">
                <text:p>27.538</text:p>
              </table:table-cell>
              <table:table-cell office:value-type="float" office:value="256">
                <text:p>256</text:p>
              </table:table-cell>
              <table:table-cell office:value-type="float" office:value="27.2655">
                <text:p>27.2655</text:p>
              </table:table-cell>
              <table:table-cell office:value-type="float" office:value="256">
                <text:p>256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54.885">
                <text:p>54.885</text:p>
              </table:table-cell>
              <table:table-cell office:value-type="float" office:value="512">
                <text:p>512</text:p>
              </table:table-cell>
              <table:table-cell office:value-type="float" office:value="54.605">
                <text:p>54.605</text:p>
              </table:table-cell>
              <table:table-cell office:value-type="float" office:value="512">
                <text:p>512</text:p>
              </table:table-cell>
              <table:table-cell office:value-type="float" office:value="55.079">
                <text:p>55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110.705">
                <text:p>110.705</text:p>
              </table:table-cell>
              <table:table-cell office:value-type="float" office:value="1024">
                <text:p>1024</text:p>
              </table:table-cell>
              <table:table-cell office:value-type="float" office:value="109.46">
                <text:p>109.46</text:p>
              </table:table-cell>
              <table:table-cell office:value-type="float" office:value="1024">
                <text:p>1024</text:p>
              </table:table-cell>
              <table:table-cell office:value-type="float" office:value="110.413">
                <text:p>110.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3.A2:Sheet3.A12 Sheet3.E2:Sheet3.E2 Sheet3.F2:Sheet3.F12 Sheet3.B14:Sheet3.B14 Sheet3.F14:Sheet3.F46 Sheet3.B25:Sheet3.B25 Sheet3.B36:Sheet3.B36" chart:data-source-has-labels="row" svg:x="1.462cm" svg:y="0.271cm" svg:width="17.84cm" svg:height="12.051cm">
          <chartooo:coordinate-region svg:x="2.083cm" svg:y="0.471cm" svg:width="16.661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3.F2:Sheet3.F12" chart:label-cell-address="Sheet3.E2:Sheet3.E2" chart:class="chart:scatter">
            <chart:domain table:cell-range-address="Sheet3.A2:Sheet3.A12"/>
            <chart:data-point chart:repeated="11"/>
          </chart:series>
          <chart:series chart:style-name="ch9" chart:values-cell-range-address="Sheet3.F14:Sheet3.F24" chart:label-cell-address="Sheet3.B14:Sheet3.B14" chart:class="chart:scatter">
            <chart:domain table:cell-range-address="Sheet3.A14:Sheet3.A24"/>
            <chart:data-point chart:repeated="11"/>
          </chart:series>
          <chart:series chart:style-name="ch10" chart:values-cell-range-address="Sheet3.F25:Sheet3.F35" chart:label-cell-address="Sheet3.B25:Sheet3.B25" chart:class="chart:scatter">
            <chart:domain table:cell-range-address="Sheet3.A25:Sheet3.A35"/>
            <chart:data-point chart:repeated="11"/>
          </chart:series>
          <chart:series chart:style-name="ch11" chart:values-cell-range-address="Sheet3.F36:Sheet3.F46" chart:label-cell-address="Sheet3.B36:Sheet3.B36" chart:class="chart:scatter">
            <chart:domain table:cell-range-address="Sheet3.A36:Sheet3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2:Sheet3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14:Sheet3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25:Sheet3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36:Sheet3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2</svg:desc>
                </draw:g>
              </table:table-cell>
              <table:table-cell office:value-type="float" office:value="0.14264">
                <text:p>0.14264</text:p>
                <draw:g>
                  <svg:desc>Sheet3.F2:Sheet3.F12</svg:desc>
                </draw:g>
              </table:table-cell>
              <table:table-cell office:value-type="float" office:value="1">
                <text:p>1</text:p>
                <draw:g>
                  <svg:desc>Sheet3.A14:Sheet3.A24</svg:desc>
                </draw:g>
              </table:table-cell>
              <table:table-cell office:value-type="float" office:value="0.04512">
                <text:p>0.04512</text:p>
                <draw:g>
                  <svg:desc>Sheet3.F14:Sheet3.F24</svg:desc>
                </draw:g>
              </table:table-cell>
              <table:table-cell office:value-type="float" office:value="NaN">
                <text:p>NaN</text:p>
                <draw:g>
                  <svg:desc>Sheet3.A25:Sheet3.A35</svg:desc>
                </draw:g>
              </table:table-cell>
              <table:table-cell office:value-type="float" office:value="0">
                <text:p>0</text:p>
                <draw:g>
                  <svg:desc>Sheet3.F25:Sheet3.F35</svg:desc>
                </draw:g>
              </table:table-cell>
              <table:table-cell office:value-type="float" office:value="NaN">
                <text:p>NaN</text:p>
                <draw:g>
                  <svg:desc>Sheet3.A36:Sheet3.A46</svg:desc>
                </draw:g>
              </table:table-cell>
              <table:table-cell office:value-type="float" office:value="0">
                <text:p>0</text:p>
                <draw:g>
                  <svg:desc>Sheet3.F36:Sheet3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03">
                <text:p>0.27303</text:p>
              </table:table-cell>
              <table:table-cell office:value-type="float" office:value="2">
                <text:p>2</text:p>
              </table:table-cell>
              <table:table-cell office:value-type="float" office:value="0.07751">
                <text:p>0.077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541">
                <text:p>0.51541</text:p>
              </table:table-cell>
              <table:table-cell office:value-type="float" office:value="4">
                <text:p>4</text:p>
              </table:table-cell>
              <table:table-cell office:value-type="float" office:value="0.15761">
                <text:p>0.157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53">
                <text:p>0.9353</text:p>
              </table:table-cell>
              <table:table-cell office:value-type="float" office:value="8">
                <text:p>8</text:p>
              </table:table-cell>
              <table:table-cell office:value-type="float" office:value="0.53059">
                <text:p>0.53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928">
                <text:p>1.65928</text:p>
              </table:table-cell>
              <table:table-cell office:value-type="float" office:value="16">
                <text:p>16</text:p>
              </table:table-cell>
              <table:table-cell office:value-type="float" office:value="0.57505">
                <text:p>0.57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978">
                <text:p>3.51978</text:p>
              </table:table-cell>
              <table:table-cell office:value-type="float" office:value="32">
                <text:p>32</text:p>
              </table:table-cell>
              <table:table-cell office:value-type="float" office:value="1.24371">
                <text:p>1.243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838">
                <text:p>6.8838</text:p>
              </table:table-cell>
              <table:table-cell office:value-type="float" office:value="64">
                <text:p>64</text:p>
              </table:table-cell>
              <table:table-cell office:value-type="float" office:value="3.4397">
                <text:p>3.4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65">
                <text:p>13.665</text:p>
              </table:table-cell>
              <table:table-cell office:value-type="float" office:value="128">
                <text:p>128</text:p>
              </table:table-cell>
              <table:table-cell office:value-type="float" office:value="4.85025">
                <text:p>4.85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7.3875">
                <text:p>27.3875</text:p>
              </table:table-cell>
              <table:table-cell office:value-type="float" office:value="256">
                <text:p>256</text:p>
              </table:table-cell>
              <table:table-cell office:value-type="float" office:value="9.932">
                <text:p>9.9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4.892">
                <text:p>54.892</text:p>
              </table:table-cell>
              <table:table-cell office:value-type="float" office:value="512">
                <text:p>512</text:p>
              </table:table-cell>
              <table:table-cell office:value-type="float" office:value="19.88875">
                <text:p>19.88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0.026">
                <text:p>110.0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